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" svg:font-family="Liberation "/>
    <style:font-face style:name="Liberation" svg:font-family="Liberation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C9211E" fo:font-weight="bold" style:font-weight-asian="bold" style:font-weight-complex="bold"/>
    </style:style>
    <style:style style:name="ce4" style:family="table-cell" style:parent-style-name="Hyperlink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ce5" style:family="table-cell" style:parent-style-name="Default" style:data-style-name="N0">
      <style:table-cell-properties style:vertical-align="middle"/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middle"/>
      <style:text-properties style:font-name="Liberation " style:font-name-asian="Liberation " style:font-name-complex="Liberation "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middle"/>
      <style:text-properties style:font-name="Liberation" style:font-name-asian="Liberation" style:font-name-complex="Liberation" fo:font-style="italic" style:font-style-asian="italic" style:font-style-complex="italic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1"/>
    <style:style style:name="ce10" style:family="table-cell" style:parent-style-name="Default" style:data-style-name="N0">
      <style:table-cell-properties style:vertical-align="middle"/>
      <style:text-properties fo:color="#8DDAF8" style:font-name="Courier New" style:font-name-asian="Courier New" style:font-name-complex="Courier New" fo:font-style="italic" style:font-style-asian="italic" style:font-style-complex="italic" fo:font-weight="bold" style:font-weight-asian="bold" style:font-weight-complex="bold" style:font-family-generic="moder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9.10166666666667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7.858125cm"/>
    </style:style>
    <style:style style:name="co5" style:family="table-column">
      <style:table-column-properties fo:break-before="auto" style:column-width="11.033125cm"/>
    </style:style>
    <style:style style:name="co6" style:family="table-column">
      <style:table-column-properties fo:break-before="auto" style:column-width="7.09083333333333cm"/>
    </style:style>
    <style:style style:name="co7" style:family="table-column">
      <style:table-column-properties fo:break-before="auto" style:column-width="4.49791666666667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7.43479166666667cm"/>
    </style:style>
    <style:style style:name="co10" style:family="table-column">
      <style:table-column-properties fo:break-before="auto" style:column-width="4.365625cm"/>
    </style:style>
    <style:style style:name="co11" style:family="table-column">
      <style:table-column-properties fo:break-before="auto" style:column-width="7.96395833333333cm"/>
    </style:style>
    <style:style style:name="co12" style:family="table-column">
      <style:table-column-properties fo:break-before="auto" style:column-width="9.8425cm"/>
    </style:style>
    <style:style style:name="co13" style:family="table-column">
      <style:table-column-properties fo:break-before="auto" style:column-width="4.55083333333333cm"/>
    </style:style>
    <style:style style:name="co14" style:family="table-column">
      <style:table-column-properties fo:break-before="auto" style:column-width="3.14854166666667cm"/>
    </style:style>
    <style:style style:name="co15" style:family="table-column">
      <style:table-column-properties fo:break-before="auto" style:column-width="4.78895833333333cm"/>
    </style:style>
    <style:style style:name="co16" style:family="table-column">
      <style:table-column-properties fo:break-before="auto" style:column-width="4.841875cm"/>
    </style:style>
    <style:style style:name="co17" style:family="table-column">
      <style:table-column-properties fo:break-before="auto" style:column-width="4.92125cm"/>
    </style:style>
    <style:style style:name="co18" style:family="table-column">
      <style:table-column-properties fo:break-before="auto" style:column-width="3.94229166666667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dmin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hash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contact</text:p>
          </table:table-cell>
          <table:table-cell table:number-columns-repeated="16380" table:style-name="ce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ab121</text:p>
          </table:table-cell>
          <table:table-cell office:value-type="string" table:style-name="ce4">
            <text:p><text:a xlink:href="mailto:vishal.pasumarthi@gmail.com">vishal.pasumarthi@gmail.com</text:a></text:p>
          </table:table-cell>
          <table:table-cell office:value-type="float" office:value="9123143567" table:style-name="ce1">
            <text:p>9123143567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ab122</text:p>
          </table:table-cell>
          <table:table-cell office:value-type="string" table:style-name="ce4">
            <text:p><text:a xlink:href="mailto:kma@mailserver.com">kma@mailserver.com</text:a></text:p>
          </table:table-cell>
          <table:table-cell office:value-type="float" office:value="9821938278" table:style-name="ce1">
            <text:p>9821938278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ab123</text:p>
          </table:table-cell>
          <table:table-cell office:value-type="string" table:style-name="ce4">
            <text:p><text:a xlink:href="mailto:krishnaveni@gmail.com">krishnaveni@gmail.com</text:a></text:p>
          </table:table-cell>
          <table:table-cell office:value-type="float" office:value="7097077834" table:style-name="ce1">
            <text:p>7097077834</text:p>
          </table:table-cell>
          <table:table-cell table:number-columns-repeated="16380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ab124</text:p>
          </table:table-cell>
          <table:table-cell office:value-type="string" table:style-name="ce4">
            <text:p><text:a xlink:href="mailto:priya@gmail.com">priya@gmail.com</text:a></text:p>
          </table:table-cell>
          <table:table-cell office:value-type="float" office:value="7097186774" table:style-name="ce1">
            <text:p>7097186774</text:p>
          </table:table-cell>
          <table:table-cell table:number-columns-repeated="1638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ab125</text:p>
          </table:table-cell>
          <table:table-cell office:value-type="string" table:style-name="ce4">
            <text:p><text:a xlink:href="mailto:prasad@gmail.com">prasad@gmail.com</text:a></text:p>
          </table:table-cell>
          <table:table-cell office:value-type="float" office:value="7097252893" table:style-name="ce1">
            <text:p>7097252893</text:p>
          </table:table-cell>
          <table:table-cell table:number-columns-repeated="16380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ab126</text:p>
          </table:table-cell>
          <table:table-cell office:value-type="string" table:style-name="ce4">
            <text:p><text:a xlink:href="mailto:veena@gmail.com">veena@gmail.com</text:a></text:p>
          </table:table-cell>
          <table:table-cell office:value-type="float" office:value="7097349750" table:style-name="ce1">
            <text:p>7097349750</text:p>
          </table:table-cell>
          <table:table-cell table:number-columns-repeated="1638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ab127</text:p>
          </table:table-cell>
          <table:table-cell office:value-type="string" table:style-name="ce4">
            <text:p><text:a xlink:href="mailto:mahaan@gmail.com">mahaan@gmail.com</text:a></text:p>
          </table:table-cell>
          <table:table-cell office:value-type="float" office:value="7097467683" table:style-name="ce1">
            <text:p>7097467683</text:p>
          </table:table-cell>
          <table:table-cell table:number-columns-repeated="16380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ab128</text:p>
          </table:table-cell>
          <table:table-cell office:value-type="string" table:style-name="ce4">
            <text:p><text:a xlink:href="mailto:datta@gmail.com">datta@gmail.com</text:a></text:p>
          </table:table-cell>
          <table:table-cell office:value-type="float" office:value="7097528609" table:style-name="ce1">
            <text:p>7097528609</text:p>
          </table:table-cell>
          <table:table-cell table:number-columns-repeated="16380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ab129</text:p>
          </table:table-cell>
          <table:table-cell office:value-type="string" table:style-name="ce4">
            <text:p><text:a xlink:href="mailto:manju@gmail.com">manju@gmail.com</text:a></text:p>
          </table:table-cell>
          <table:table-cell office:value-type="float" office:value="7097643897" table:style-name="ce1">
            <text:p>7097643897</text:p>
          </table:table-cell>
          <table:table-cell table:number-columns-repeated="16380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b130</text:p>
          </table:table-cell>
          <table:table-cell office:value-type="string" table:style-name="ce4">
            <text:p><text:a xlink:href="mailto:sandeep@gmail.com">sandeep@gmail.com</text:a></text:p>
          </table:table-cell>
          <table:table-cell office:value-type="float" office:value="6268986169" table:style-name="ce1">
            <text:p>6268986169</text:p>
          </table:table-cell>
          <table:table-cell table:number-columns-repeated="16380"/>
        </table:table-row>
        <table:table-row table:number-rows-repeated="1048565" table:style-name="ro2">
          <table:table-cell table:number-columns-repeated="16384"/>
        </table:table-row>
      </table:table>
      <table:table table:name="appointmen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patient_id</text:p>
          </table:table-cell>
          <table:table-cell office:value-type="string" table:style-name="ce2">
            <text:p>doctor_id</text:p>
          </table:table-cell>
          <table:table-cell office:value-type="string" table:style-name="ce2">
            <text:p>timeslot_id</text:p>
          </table:table-cell>
          <table:table-cell office:value-type="string" table:style-name="ce2">
            <text:p>symptom</text:p>
          </table:table-cell>
          <table:table-cell table:number-columns-repeated="16379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be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room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facility</text:p>
          </table:table-cell>
          <table:table-cell office:value-type="string" table:style-name="ce2">
            <text:p>availability</text:p>
          </table:table-cell>
          <table:table-cell table:number-columns-repeated="16379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bill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applied_scheme_id</text:p>
          </table:table-cell>
          <table:table-cell office:value-type="string" table:style-name="ce2">
            <text:p>applied_insurance_id</text:p>
          </table:table-cell>
          <table:table-cell office:value-type="string" table:style-name="ce2">
            <text:p>occupied_bed_id</text:p>
          </table:table-cell>
          <table:table-cell office:value-type="string" table:style-name="ce3">
            <text:p>prescriptions</text:p>
          </table:table-cell>
          <table:table-cell office:value-type="string" table:style-name="ce2">
            <text:p>ot_charge</text:p>
          </table:table-cell>
          <table:table-cell table:number-columns-repeated="16376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department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image_url</text:p>
          </table:table-cell>
          <table:table-cell table:number-columns-repeated="16381" table:style-name="ce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Anesthetics</text:p>
          </table:table-cell>
          <table:table-cell office:value-type="string" table:style-name="ce1">
            <text:p>https://www.google.com/imgres?imgurl=https%3A%2F%2Fwww.juniordentist.com%2Fwp-content%2Fuploads%2F2011%2F12%2FLocal-anaesthesia-composition.jpg&amp;imgrefurl=https%3A%2F%2Fwww.juniordentist.com%2Fclassification-of-local-anesthetic-agent.html&amp;tbnid=kwqdU-OyNRvZ8M&amp;vet=12ahUKEwiB17Pygqb9AhUhKrcAHXXeBL0QMygJegUIARD1AQ..i&amp;docid=qNnKm_FoVwTFLM&amp;w=300&amp;h=230&amp;q=anesthetics&amp;ved=2ahUKEwiB17Pygqb9AhUhKrcAHXXeBL0QMygJegUIARD1AQ</text:p>
          </table:table-cell>
          <table:table-cell table:number-columns-repeated="1638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<text:s/>Breast Screening</text:p>
          </table:table-cell>
          <table:table-cell office:value-type="string" table:style-name="ce1">
            <text:p>https://www.google.com/imgres?imgurl=https%3A%2F%2Fimages.takeshape.io%2Ff1ba446a-c0cf-4882-b0c9-50298f143ec2%2Fdev%2Fc1cbcf09-23fe-415f-a92e-93cd58c17cac%2F678065%3Fauto%3Dcompress%252Cformat%26crop%3Dcenter&amp;imgrefurl=https%3A%2F%2Fwww.volusonclub.net%2Fempowered-womens-health%2Fhow-to-use-3d-breast-ultrasound-for-dense-breast-tissue%2F&amp;tbnid=5y2PkQfoSMQmkM&amp;vet=12ahUKEwityLSMg6b9AhWhl9gFHd1nCHkQMyguegUIARC_Ag..i&amp;docid=-KzTQxgd2KXqVM&amp;w=1199&amp;h=800&amp;q=breast%20screening&amp;ved=2ahUKEwityLSMg6b9AhWhl9gFHd1nCHkQMyguegUIARC_Ag</text:p>
          </table:table-cell>
          <table:table-cell table:number-columns-repeated="1638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<text:s/>Cardiology</text:p>
          </table:table-cell>
          <table:table-cell office:value-type="string" table:style-name="ce1">
            <text:p>https://www.google.com/imgres?imgurl=https%3A%2F%2Fwww.nm.org%2F%2F-%2Fmedia%2Fnorthwestern%2Fhealthbeat%2Fimages%2Fhealth%2520library%2Fnm-ten-signs-cardiologist_feature.jpg&amp;imgrefurl=https%3A%2F%2Fwww.nm.org%2Fhealthbeat%2Fhealthy-tips%2Ften-signs-its-time-to-see-a-cardiologist&amp;tbnid=zLDd19du2dQe3M&amp;vet=12ahUKEwjdz8uChKb9AhUv1zgGHd11CaQQMygHegUIARDuAQ..i&amp;docid=pRK3gpzVbj7heM&amp;w=1280&amp;h=720&amp;q=cardiology&amp;ved=2ahUKEwjdz8uChKb9AhUv1zgGHd11CaQQMygHegUIARDuAQ</text:p>
          </table:table-cell>
          <table:table-cell table:number-columns-repeated="1638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<text:s/>Ear, nose and throat (ENT)</text:p>
          </table:table-cell>
          <table:table-cell office:value-type="string" table:style-name="ce1">
            <text:p>https://www.google.com/imgres?imgurl=https%3A%2F%2Fmehtahospital.com%2Fwp-content%2Fuploads%2F2016%2F01%2FENT.jpg&amp;imgrefurl=https%3A%2F%2Fmehtahospital.com%2Fservice%2Fent-2%2F&amp;tbnid=osv1kkXSiQeajM&amp;vet=12ahUKEwiM8ZXohKb9AhXSJrcAHduUAG4QMygcegUIARCbAg..i&amp;docid=OWuIIP7EFR9bkM&amp;w=1600&amp;h=771&amp;q=ent&amp;ved=2ahUKEwiM8ZXohKb9AhXSJrcAHduUAG4QMygcegUIARCbAg</text:p>
          </table:table-cell>
          <table:table-cell table:number-columns-repeated="1638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<text:s/>Elderly services department</text:p>
          </table:table-cell>
          <table:table-cell office:value-type="string" table:style-name="ce1">
            <text:p>https://www.google.com/imgres?imgurl=https%3A%2F%2Fstatic.theprint.in%2Fwp-content%2Fuploads%2F2021%2F09%2Fad.jpg%3Fcompress%3Dtrue%26quality%3D80%26w%3D376%26dpr%3D2.6&amp;imgrefurl=https%3A%2F%2Ftheprint.in%2Ftheprint-valuead-initiative%2Fhow-vesta-elder-cares-health-care-services-gives-home-care-for-the-elderly%2F737624%2F&amp;tbnid=pJ61Dh6xsuS8xM&amp;vet=12ahUKEwj84YaZhab9AhWW5HMBHcdiBlwQMygAegUIARDbAQ..i&amp;docid=wxpPAmpvGPz_iM&amp;w=977&amp;h=550&amp;q=elderly%20services&amp;ved=2ahUKEwj84YaZhab9AhWW5HMBHcdiBlwQMygAegUIARDbAQ</text:p>
          </table:table-cell>
          <table:table-cell table:number-columns-repeated="1638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Gastroenterology</text:p>
          </table:table-cell>
          <table:table-cell office:value-type="string" table:style-name="ce1">
            <text:p>https://www.google.com/imgres?imgurl=https%3A%2F%2Fathaayuhospital.in%2Foaroaghy%2F2021%2F10%2F15.jpg&amp;imgrefurl=https%3A%2F%2Fathaayuhospital.in%2Findex.php%2Fgastroenterology%2F&amp;tbnid=VUfKp3OJMWfcDM&amp;vet=12ahUKEwj-md-khab9AhUFT3wKHSSIBToQMygLegUIARDvAQ..i&amp;docid=b2C-kV_nNPq77M&amp;w=1200&amp;h=800&amp;q=gastroenterology&amp;ved=2ahUKEwj-md-khab9AhUFT3wKHSSIBToQMygLegUIARDvAQ</text:p>
          </table:table-cell>
          <table:table-cell table:number-columns-repeated="1638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<text:s/>General Surgery</text:p>
          </table:table-cell>
          <table:table-cell office:value-type="string" table:style-name="ce1">
            <text:p>https://www.google.com/imgres?imgurl=https%3A%2F%2Fwww.facs.org%2Fmedia%2Fhsppzco1%2F532331964.jpg%3Fanchor%3Dcenter%26mode%3Dcrop%26rnd%3D132954458115670000&amp;imgrefurl=https%3A%2F%2Fwww.facs.org%2Ffor-medical-professionals%2Feducation%2Fprograms%2Fso-you-want-to-be-a-surgeon%2Fsection-iii-surgical-specialties%2Fgeneral-surgery%2F&amp;tbnid=wnHKHoFSL5mnpM&amp;vet=12ahUKEwjci7mvhab9AhXxAbcAHa04DSIQMygBegUIARDfAQ..i&amp;docid=wC7HitBjjlRYkM&amp;w=1920&amp;h=1080&amp;q=general%20surgery&amp;ved=2ahUKEwjci7mvhab9AhXxAbcAHa04DSIQMygBegUIARDfAQ</text:p>
          </table:table-cell>
          <table:table-cell table:number-columns-repeated="1638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<text:s/>Gynecology</text:p>
          </table:table-cell>
          <table:table-cell office:value-type="string" table:style-name="ce1">
            <text:p>https://www.google.com/imgres?imgurl=http%3A%2F%2Fbodylinehospitals.com%2Fwp-content%2Fuploads%2F2022%2F08%2FGynecology-Specialist-in-Ahmedabad.jpg&amp;imgrefurl=https%3A%2F%2Fbodylinehospitals.com%2Fbest-gynaecologist-ahmedabad%2F&amp;tbnid=sfVNupzDRucnaM&amp;vet=12ahUKEwiKuvS3hab9AhVKg9gFHZtOBGUQMyhOegUIARClAQ..i&amp;docid=TYU_fSTPxIiTvM&amp;w=1920&amp;h=600&amp;q=gynecology&amp;ved=2ahUKEwiKuvS3hab9AhVKg9gFHZtOBGUQMyhOegUIARClAQ</text:p>
          </table:table-cell>
          <table:table-cell table:number-columns-repeated="1638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Hematology</text:p>
          </table:table-cell>
          <table:table-cell office:value-type="string" table:style-name="ce1">
            <text:p>https://www.google.com/imgres?imgurl=https%3A%2F%2Fwww.oncolifehospitals.com%2Fwp-content%2Fuploads%2F2019%2F04%2Fcells1200X630.jpg&amp;imgrefurl=https%3A%2F%2Fwww.oncolifehospitals.com%2Fblog%2Fbasics-of-hematology-common-blood-disorders%2F&amp;tbnid=c3QSgim_7LSl_M&amp;vet=12ahUKEwjN0eLUhab9AhWA43MBHX65BW0QMygAegUIARDmAQ..i&amp;docid=9gCYI87FP6CeRM&amp;w=1200&amp;h=630&amp;q=hematology&amp;ved=2ahUKEwjN0eLUhab9AhWA43MBHX65BW0QMygAegUIARDmAQ</text:p>
          </table:table-cell>
          <table:table-cell table:number-columns-repeated="1638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Neonatal Unit</text:p>
          </table:table-cell>
          <table:table-cell office:value-type="string" table:style-name="ce1">
            <text:p>https://www.google.com/imgres?imgurl=https%3A%2F%2Fwww.sparshhealth.com%2Fwp-content%2Fuploads%2F2022%2F01%2F1561978118.jpg&amp;imgrefurl=https%3A%2F%2Fwww.sparshhealth.com%2Fpediatric-neonatology%2F&amp;tbnid=GZcmZC-4RydWbM&amp;vet=12ahUKEwi4lYHjhab9AhXQD7cAHTcCDgMQMygBegUIARDhAQ..i&amp;docid=6h6EeASjB-9sKM&amp;w=1000&amp;h=620&amp;q=neonatology&amp;ved=2ahUKEwi4lYHjhab9AhXQD7cAHTcCDgMQMygBegUIARDhAQ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Neurology</text:p>
          </table:table-cell>
          <table:table-cell office:value-type="string" table:style-name="ce1">
            <text:p>https://www.google.com/imgres?imgurl=https%3A%2F%2Fashahospitals.co%2Fupload%2F2021%2F05%2FNeurology-Neurosurgery.jpg&amp;imgrefurl=https%3A%2F%2Fashahospitals.co%2Fneurology-neurosurgery%2F&amp;tbnid=EQJE7gWbB29WGM&amp;vet=12ahUKEwjByrjxhab9AhX193MBHbUmAZsQMygqegUIARC8Ag..i&amp;docid=wRLC04-QsS48fM&amp;w=500&amp;h=352&amp;q=neurology&amp;ved=2ahUKEwjByrjxhab9AhX193MBHbUmAZsQMygqegUIARC8Ag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Nutrition and dietetics</text:p>
          </table:table-cell>
          <table:table-cell office:value-type="string" table:style-name="ce1">
            <text:p>https://www.google.com/imgres?imgurl=https%3A%2F%2Fjssuni.edu.in%2Fjssaher%2Fassets%2Fimg%2FDept-of-Nutrition-and-Dietetics%2Fdnd-about-us.jpg&amp;imgrefurl=https%3A%2F%2Fjssuni.edu.in%2Fjssaher%2FDept-of-Nutrition-and-Dietetics%2F&amp;tbnid=XbevIHNGXXPdoM&amp;vet=12ahUKEwivk42Mhqb9AhWhl9gFHd1nCHkQMygDegUIARDLAQ..i&amp;docid=mRiwaivlaF1ryM&amp;w=792&amp;h=575&amp;q=nutrition%20and%20dietetics&amp;ved=2ahUKEwivk42Mhqb9AhWhl9gFHd1nCHkQMygDegUIARDLAQ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Obstetrics and gynecology units</text:p>
          </table:table-cell>
          <table:table-cell office:value-type="string" table:style-name="ce1">
            <text:p>https://www.google.com/imgres?imgurl=https%3A%2F%2Fivoryhospitals.com%2Fimages%2FServices%2FObstetricsGynaecology-services.jpg&amp;imgrefurl=https%3A%2F%2Fivoryhospitals.com%2Fservices%2F80-obstetrics-and-gynaecology.html&amp;tbnid=RDSQqruozPuizM&amp;vet=12ahUKEwj38IOdhqb9AhW4iNgFHfYGAogQMyhCegUIARCIAQ..i&amp;docid=ieshly2xZ7XjeM&amp;w=474&amp;h=280&amp;q=obstetrics%20and%20gynecology&amp;ved=2ahUKEwj38IOdhqb9AhW4iNgFHfYGAogQMyhCegUIARCIAQ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Oncology</text:p>
          </table:table-cell>
          <table:table-cell office:value-type="string" table:style-name="ce1">
            <text:p>https://www.google.com/imgres?imgurl=https%3A%2F%2Fwww.shutterstock.com%2Fimage-vector%2Foncology-typographic-header-cancer-disease-260nw-1810323517.jpg&amp;imgrefurl=https%3A%2F%2Fwww.shutterstock.com%2Fsearch%2Foncology&amp;tbnid=lSKLk_21ib1ruM&amp;vet=12ahUKEwjg6qW0hqb9AhUdFrcAHbYjDc8QMygregUIARC5Ag..i&amp;docid=oXr65_3vjxUoZM&amp;w=630&amp;h=280&amp;q=oncology&amp;ved=2ahUKEwjg6qW0hqb9AhUdFrcAHbYjDc8QMygregUIARC5Ag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Ophthalmology</text:p>
          </table:table-cell>
          <table:table-cell office:value-type="string" table:style-name="ce1">
            <text:p>https://www.google.com/imgres?imgurl=http%3A%2F%2Fwww.narainamedicalcollege.com%2Fassets%2Fimages%2Fnew%2Fophthalmology.jpg&amp;imgrefurl=http%3A%2F%2Fwww.narainamedicalcollege.com%2Fophthalmology%2F&amp;tbnid=s3TBsWim_znkWM&amp;vet=12ahUKEwiHvZLWhqb9AhW60XMBHZPBAHsQMygHegUIARDuAQ..i&amp;docid=CXLHdAinSpuNOM&amp;w=1400&amp;h=900&amp;q=opthalmology&amp;ved=2ahUKEwiHvZLWhqb9AhW60XMBHZPBAHsQMygHegUIARDuAQ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Orthopedics</text:p>
          </table:table-cell>
          <table:table-cell office:value-type="string" table:style-name="ce1">
            <text:p>https://www.google.com/imgres?imgurl=https%3A%2F%2Fassets-global.website-files.com%2F5e0143c66e14efc18c6f469d%2F5e20f0e5e400c637d5951e41_Orthopedics.jpg.png&amp;imgrefurl=https%3A%2F%2Fwww.bassmedicalgroup.com%2Fconditions-treatments%2Forthopedics&amp;tbnid=efh13d2_CJjYAM&amp;vet=12ahUKEwjBs-bihqb9AhXzleYKHf0mBt4QMygmegUIARC1Ag..i&amp;docid=rg7DcHsjQ1hUBM&amp;w=800&amp;h=400&amp;q=orthopedics&amp;ved=2ahUKEwjBs-bihqb9AhXzleYKHf0mBt4QMygmegUIARC1Ag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hysiotherapy</text:p>
          </table:table-cell>
          <table:table-cell office:value-type="string" table:style-name="ce1">
            <text:p>https://www.google.com/imgres?imgurl=https%3A%2F%2Fassets-global.website-files.com%2F5ee7039040ea6efb80d7521c%2F5fe1dc940686d64955e41011_Fit-Bits-How-Physiotherapy-Can-Help-You-and-Your-Baby-Through-Pregnancy-and-Beyond.jpg&amp;imgrefurl=https%3A%2F%2Fwww.cloudninecare.com%2Fblog%2Fwhy-is-physiotherapy-beneficial-for-pregnant-women&amp;tbnid=N_Wd0Wp2JMnlmM&amp;vet=12ahUKEwigqIjzhqb9AhUiILcAHaFlBhIQMygdegUIARCeAg..i&amp;docid=EN_0eStuWE2WhM&amp;w=2880&amp;h=1920&amp;q=physiotherapy&amp;ved=2ahUKEwigqIjzhqb9AhUiILcAHaFlBhIQMygdegUIARCeAg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Renal Unit</text:p>
          </table:table-cell>
          <table:table-cell office:value-type="string" table:style-name="ce1">
            <text:p>https://www.google.com/imgres?imgurl=https%3A%2F%2Fwww.aspenmedical-healthinfrastructure.com.au%2Fwp-content%2Fuploads%2F2021%2F05%2FRenal-Dialysis.jpg&amp;imgrefurl=https%3A%2F%2Fwww.aspenmedical-healthinfrastructure.com.au%2Four-solution%2Frenal-dialysis-unit%2F&amp;tbnid=pIc16n42EZH_yM&amp;vet=12ahUKEwjL56WGh6b9AhVpArcAHQadAtIQMygFegUIARDrAQ..i&amp;docid=rHG6LcsvsrNuwM&amp;w=2000&amp;h=1100&amp;q=renal%20unit&amp;ved=2ahUKEwjL56WGh6b9AhVpArcAHQadAtIQMygFegUIARDrAQ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Sexual Health</text:p>
          </table:table-cell>
          <table:table-cell office:value-type="string" table:style-name="ce1">
            <text:p>https://www.google.com/imgres?imgurl=https%3A%2F%2Fwellnessmedicine.com.au%2Fwp-content%2Fuploads%2F2020%2F04%2Fsexual-health-1024x786.png&amp;imgrefurl=https%3A%2F%2Fwellnessmedicine.com.au%2Fgp-clinic%2Fsexual-health%2F&amp;tbnid=xZksD7kx-duofM&amp;vet=12ahUKEwj__baVh6b9AhWFj-YKHYpZCiIQMygTegUIARCHAg..i&amp;docid=idmhl2B75OGt1M&amp;w=1024&amp;h=786&amp;q=sexual%20health&amp;ved=2ahUKEwj__baVh6b9AhWFj-YKHYpZCiIQMygTegUIARCHAg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Urology</text:p>
          </table:table-cell>
          <table:table-cell office:value-type="string" table:style-name="ce1">
            <text:p>https://www.google.com/imgres?imgurl=https%3A%2F%2Fwww.cedars-sinai.org%2Fcontent%2Fdam%2Fcedars-sinai%2Fprograms-and-services%2Furology-academic-practice%2Furology-general-whatis.jpg%2F_jcr_content%2Frenditions%2Foriginal&amp;imgrefurl=https%3A%2F%2Fwww.cedars-sinai.org%2Fprograms%2Furology-academic-practice%2Fclinical%2Fgeneral.html&amp;tbnid=jDh9GGjsGb2BcM&amp;vet=12ahUKEwj-3-6jh6b9AhW8GbcAHfRXDf8QMygDegUIARDiAQ..i&amp;docid=NIxCeexdXYTGLM&amp;w=350&amp;h=400&amp;q=urology&amp;ved=2ahUKEwj-3-6jh6b9AhW8GbcAHfRXDf8QMygDegUIARDiAQ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1">
            <text:p>data:image/jpeg;base64,/9j/4AAQSkZJRgABAQAAAQABAAD/2wCEAAoHCBUWFRUVEhUYEhIYFRIRERISERIRERgRGBgZGRgYGBgcIS4lHB4rHxgYJjgmKy8xNTU3GiQ7QDs0Py40NTEBDAwMEA8QHhISHzcrJCs0NDQ0NDQ0NDQxNDQxNDQ0NjQ0NDQ0NDQ0NDQ0NDQ0NDQ0NDQ0NDQ0NDQ0NDQ0NDQ0NP/AABEIAKgBLAMBIgACEQEDEQH/xAAcAAABBQEBAQAAAAAAAAAAAAAEAAIDBQYBBwj/xAA8EAACAQMCAwYDBgUEAQUAAAABAgADBBESIQUxQQYiUWFxgRMykUJSYqGxwQcUI5LRM3KC4aIVJFNzsv/EABoBAAMBAQEBAAAAAAAAAAAAAAABAgQDBQb/xAArEQACAgEFAAECBAcAAAAAAAAAAQIRAwQSITFBUTJhBRMicRQjUoGRscH/2gAMAwEAAhEDEQA/AN0TvCafKDMsJpzSyEOjRzjlnCIkBOnKDVOcJTlByd4ICajCJHTEkBiYCnRFEYijsUaDOmADGEZUTI3k2I1hGB5/2zsNSErzG49ZkOFdpTSIWpsOWTynqPHKGpTPJeMWK62GNjHJtcoSNzZdoKTgHUPrLWlxCmftD6zxKpZ1EP8ATY48AY+neXS8i3vJc7Cj2x71B9ofWVXFeLUwp7wnlq3Vy3zPj0knw3PzuW9THv8AsFE3GLtXYld/OWXYx3Z9gdI69DKi0tDVcIvLPeM9U7O8GVFGBjlFFW7Bvw0VgvdGYaokSLjaSoJTESKI4CcUR4iKOYnQJ2KIBYnGWOiMAB2WMxJWjMRgdAjHM7UfAgb1Y0iRF8mGIYDRGTCRBgEERkWqN1RAMdIlEergzrCUAyMLbx1SMU7xICdmwJBT3MdXO0VvygugC6YjzGpJCJIDZ3E4BHmBREY5BFHLGA8iRuJKBGsIrArL6llTPJu2NFkbWBsDv6T2apTztM1xvsibgEGotMH8Bc/qInONU2NRk/DyOxvFcgHaGXroFJmspfwoK7pdZPg1DA/J9pQ9o+y9zQVtSfETH+pSy6+4xkfSc1JDcJIyrX46CQvdsxAHMnAAgrDc/Q+sv+yXCjVqBiO6p29ZStuiWa/sZwTSAzDc7mekW1DAEC4TZaFG0t1WdXxwJHAkcqxwWSKsQyImIGOcRgEAHzsZidiAdEwnBOwAiM4BHsJzEYAd00FK7Se5beRsspEklske7x9NdoxkzF6BxDmOj1XEjJjAiyRJVfM5UWQI28YBNTlIafOTHlGIveiQDricpcp24jVO0PADKJk0HtzCRJYCxHERCdxEUR4nG2j5FUf2EiU1HscYOT4O/GwNvrBat+i7k7+fOQ3NU9JQcTqhVL1DsNwOu0xzyykz0MWCK7NF/wCoDGScDpAeIdoadNNTNtkD6nEw78VqVSdHyjqPlAJwM+Eno2gfAqd8/i3XPpObcujbh0kZcvpGtte09Jvtr/cJZDi1I/aH1Bmet+EpjBwPLAxIrjs4p3TunxVih/KUt6Q5afTuXbRN2i4RY3akVdNOrjuVlAWoD07w+YeTbQLsh2fFEadSvpOA6bo3mJW1OCVgw/qOV8GAP5iXdvZ1ioXUwXHIHQv0GJ2xZnG7XJwz6CDa2SVet/8ADYU0A2yM+GRmC8XruiE0gDUIbTkZGQJlLrhwQZJ38oLwni7rcrTZyVZXChmLKHGlup22Uj3lrPbpo5y/DP5bnCV0r6ro1vAuLGrqSoAHG40ggFeRGD1B2PqD1ltc1giO55KpY+wzMi9q63GqipOW1qAPEbj03P1lzWFQ4au4RQQRSp82IPJj1/Sdd1dnllTW4vc0qyfFCvSdA5VR3wSzA6BjvYGklee55nGdPSYMAykEEAgg5BB3BEpuKMjMlwoOaFUkq4wAhXS+3PbIbb7hh3DaTUwyswKFmamPtKCe8p8tWSPI46QUq7Got9B+IsRwixKsQ3E5HkRYjAZiNflJCJFWO0AKq4bvSVBmBV370PtjmdOkSFqu05oxOqY1zIAjcxumSBJGXjQHDyg7jBhFEZEirrGgJUbaJBvI6R2k9IbwYDK4nAsfWjQOkVpK2NK2S25k6vmcpUwB4yXQJlnlb+k7xxpdiE6SZzTEc9Oc5qUl6U4xY1lMgqox6QpamOckFQGJq+2Wm49IzPEK4TJbYL47ZMyFy1S6qBEBbJ2A5AeJ8BPULq1R1Kuqup5hgCPzgNpaULbIpoEBOSRkn0yenlJWNXy+Dss7r9K5MBxCitA/AQ504NRgPmq439hnA9/GMt6uDB7iprcuebMWb1Y5P6xBsGcXK3Z9PiwqGNR9rn9zRW96YYt6fGZqncSYXfnLUzNPSpvo0gvfHBkd1xI4wJQi9jHu8w3kLRq7aHXVyzczM3xOsysrocOjB1PmN5e/HEouM9frEnyejigknGvD1DsnxNagDrjS6K3TKtnBHscg+okvGr6hR1Fn0nck6yrb9NQ3X2wfWea9guMmnVNJjsSXpA/KWxh0Pqu/qJY33BS9xp1kUmfUj6HqVAhOGJ5BNO6k5ztNW642fGavC8WVxXXhZP2ppvRqUkIWoh+JRITCE9UONs9d/HJG0N7LcV+JT0jZlJYIx7wGwIGeeDgemk/ag7PYWyPTpoKpKstSo4DsR1Gen+0b9cdYrW4/mLfTSpOjI3/t6tJCxVyft8sA9QeYPjIatd8kYrg+f8GlF0T4qfpDqVznYzKLd1U0rcLoqaQSMhlz4qeoh9pxNeZPLkPOclklFmqWKM42kaP4gnQ48ZUU+JBoSlyp6zss7M7wUHZg1w2xgzXAG6tv1Ec9XUJ3x5FJ16cp4nHnwpblu/LKxO0qrw96Wtjymp9HAPnFWOEdiciyOo0EhLrkx3w406JKu1vhyOxk9R87yvvbf7SySyq5GDLr0AugYTbwemMQi3OASdhzJ8on0NDKx3A8YSgHISp/mdTlunIekIW6A6zz8mW39jZDHS+5aKImQ9Dv58pBSuAesJRwYlTB2jiv94YjgRO4zz3gtYFdxuvXxH/UHwJJMM0gwatbkbr/AG+PpI1vBjMGueLKoO8UpRoqMJXwOa6YDOOXMdczL8a4sw1HOwBPOWVrxDWX9v3mc4lQ11ETnrdEI8mYD95ybclRqx1CV0Zbh92WUEnmB9Ya1WA8Ts/5e4q0cYVHcIPwE5T/AMcR6PtJlGmfVYskZwjJepBqVJL8SAI8k1yTq0mENUjTUg7VIwvAaigg1YJfNqEReMc5lITpFGzMrBlJVlYMrDmGByCJ6Rao9WkFZvhGoiOdyF1HZXH4TjB9PEGYX+SL1FVR3mYL9Z7gvB1NCnTOA6IqI+ORAGQfEZHKa8StHyv4tSmvnkyHBOF/GtnpP/r0artTLDfLDGhs8wWUj6Sx7I3Xw3NJu6Nu6du4xOg/8WJQ+q+E5cVK9s+o0juAjuBqVhkacb7tsQOZ335Q6w4aXc1nUIWBIXJyC2dWcbYOeUbkk18nlLHJq/DQ3lilRdNRAw6Z5j0PMTN3vZRgS1B8/gqHB9mH7zS0dQUAvqIGCxAycdTjrJCx8fyhLZLtDhKcOmYC4o3FL56TgeKjWv1XMEp8a3xnBnpBq+I+ky/avg6OvxKSf1B84VcM6+3MicZ4Y1cWaYZm3UkVVC9yc5lxRusjnMTRfScbgjmCMEe0tba685xTaO0o2XN0uWB6Z5y5s17olLa1s895c0KwwJ6GLUKS2y7PPy4HF2g5BHmRqdpwvOxxHhcSCpdAHGYJxDiARTM4907HIziWo2S2aBDkQb4ehtpLaHbEMFqGIzHdANQZG0E4lcYGgf8ALH6SyuKq01OOfIevhM653JJyeZmTUZeNqO+GFvcyGjWIyCfTMAub5kOenXrg+PpHX4VvH2OD6ygu6rp0+IvmcPjz6GYqNqZdjjTK6nPcOx8m6e00VhxXV1nlNe9qMQqj4a9TnU3+AJd8Jo11wBUyuM5IBI5bAx1QdnpT8T0wevx4TOvWbThmLEdTjP5SquaxAJz5D16Q3SaBRiu0XlheOVcs+oam0ADACZOkeZxjeVt9cnJzykln3EHpKy4fWwT7x73+3/uKht88F1wTIRnP2jn26flCeCUfiXKHomqofYYH5kQcOETHlyl92OpKFd9Sl3OnTkagg8vM/oJeJXJEZW1Fsov4k8GyFuUG64Srjw+y37fSYei+090urZXRkcakdSrDxBnjnH+CvbVCjboctTfoy529x1H/AFOmeHO49H8K1dx/Kk+V1+xXk4Md8SDl5MiZ5TM0e/HIqETFmdCGPWnBFvIiMxuY5xC+E8Me4qKiDOTuegHUmUot8I4ZM0YRcpPg0H8P+D/Eq/HcdxPlzyL9JreOcXqI4p0gF+85Go9OQ5dZbcK4clCmtNOSjc+LdTIeMcK+KMpgOPHkR4Z6Hzmza4wpdnyObUxzZ3OXXSM4lUs6mq5cg57xyB6DkJe071QBgykbglwOVMeutD+8rOLVntxiqrAldS6cNkeRG0zSjPs6XCXCZtUv1Md/Njxnmtl2xt+VRvhN1Dggf3DI/OW9DtFQb5a9Nj+Goh/eK5LsnbFukbP4o8Zx28DMm/GMdffpEvFdRGCQfEROZSxtF5WtUqZFRFYdCRv7HmJTXPZkKdVBiPwOcj2bn9YQnEmxzhNK/wAxcMfMegKxsKg+YYx7yxKFRJEuMyZxqEEKTbJLKrqQHwyp9o25qYEhsFKh1P3tQ9CP+pysNRxPTxfqimedkVSaKqpRao3lLihw9QoGJLb0AsJ1To5fBFANquOm8nd8dcQWteqNhufLlAXuGY5J9ukXYDeK3O4XkAM58c9f29pWtXzHcbqboehQj3U7/wD6Eq1qTzsye9m7FW1E1VpV3e8MYyvuwZCOxnr+pjIHptJ+C9oDSISrkp9lgMso8D4iMrUck+AgVK11sWA25D2jIt2a+rxyhp1fEXHhvq/t5yuoceou/fJQAnTrXY+eR+8pk4eT0hVvwnxEVIpWy14h2iQLppf1G6AZC+7f4lVb8Vr5zoXx3yTLS14OvMj8pbW3Dk8IMqKKy2vaj7MMeQEvrCi2xGRG21mnMDnLe2QCSdrSQRSuKyju1G9CdQ/OVnaC4q1aZRwjjmrFcMreKkS21LHqiNsZTcqqyYbVLdXJ5XWplThxpP5H0nLetg4M9JvOC0XBDAETLcS7JOu9FtY+43P2b/Mnk9THqoviRWBxIa9yByjXtaqHD03X/iSPqJp+zPY9a6irUfCZIKD58jx6CVGG50ismphjjub4M1YWlSs4VBjJ3YnCgeZnrfZng6W9PCd5z8743PkPASj43w5KKL8FAgQg7cz4knqZecCvQ6KfITbDCoq/TwNXr5Z3tXC/2XeZzXOAxYlmE7rlfxnhqXFMo/qjdVbxENdgoLHYAZMzl5xouGFPKKO7n7R/xJk0lyXCMm7ieY8Z7JVmqNSVBqU41lho8tx5TnD/AOGVcEN8ZVPUBGYEeGSwnpFmgAlnScTHufS6Njim7a5MLY9hbhDtVRh90o2P1lhU7IXI71N0/wBjM+PY4/XM2AuAInvRj5hJ2x9L3zfRhattdUv9WixUfbp/1F/8dx7iOs79W5N7Tapc5gt5w6hVOp0Ut98DS/8AcN5LivB7v6kVNGt5w+ncSSjwmmvyk+5zG3FrgZEKYnJXwcqXhAJzC7LvAN4gEe8zV/VKg5mqs8aEH4F/QTXpZPlGXUpcMnjdUkCxmiaTKZzXiMLgmSOu0jVZYA/GVzQL/cZX/wCJ7rfqD7SiRwcYmrejrR0++joPUqcfnMDQr7DxmPUR/VZr074aLdmgFy2dhOfHzOF8b9Zno0kFehnCLzPM+C9YVStAoCgR9iuMs3zH8h0EKRxnMQcEKW+3hvCUoCIOJ01wIJMNyROq42nWqYUnrFbUnqMFpqWPkNh5k9JoLLsuMf1nzyOlOh8yZ0jilIiWWMeyko1cAeWMwsVSeX5DM1dtwqgny01J8WGpvqZYIgHIAegAnT8j5Zzeq+EYdaFZvlRz5hGx+kkThtzzCN74H6mbYxjNH+REn+Jl4ZL+Vuf/AI2z7f5jGqVE/wBRGUeJU4+s1yjMmVYnp4+MqOrl6kYl66uN5Zdk6ZBqEDCHSB4ahNA1oh3KKT4lV/xHhQBgAAdAAAIQxOLuwy6rfHakV3FrUOhHlMt2drFKj0j0Pd9JtLjcETBcVJpXCP0J0tNS6MTN/TORJIDw6vqQHyhsTRRHcprRkOwYEZmLr8Nq02K6GcE5VlUsCPabiNMiUVIuORx6Mjb2lwBn4bY8xg/TnOPcsnzqUP4gV/Wa8TIdrb9aimiia2BILNso5gjznGWGKV2doZpSdURvxEY+YfWCG69D5zzpP4dVie7UXHmpmjTspdIq6HXUFAOCygkdcTg4rxmiMpeqv7mtp34E6eI+Exb07+l81I1B1I0n9DHJxwrtUpvTP4kYCS0xm2p3x8YSLsETKWd+r40mWi1NogJ+KW4ZCR4S+pnYegmSu7khSCdjz9JorauGRGHIqD+U16VdmbUeFiKhHpE9xvA/iE/WO+IJroyFUhJj0pyIvHByIwJQ2CPKYDjdr8Ku6D5Sdaf7G3H05e03PxMyl7VWmtEqgbodD+Ohj3T7Hb/lOWWNo64ZbZGXpuZMXkKIxOF3PTG8vbDgDMM1G0+QGTM6xuXRqc0uysFQ7ASVHbkASfIZmps+GUU+xrb7z7n6Q1tOO6APQATosHycnmMnTs6rbhCBj7W0It7MfaOT4DlLoVTAXGGP1+spY4oW9stOz9bRVA5K40nwz0mtxMJSJBBHMEH6TdUX1KrDqAZZyn3Y4GSIZEZ1WjJJjGATq7yVVkgJVjo4CIybAaZG0kYSF2jQEVQzNdpeH60OOfMes0LNmMuaWpSJcRMzvZLiGpNLfMvdI8xNcs84djbXOeVNzg+Aab6yrhlBEckJBJMU5FmSUcMxtzS0VXVvvEgnqp3BmyzBryySoMOuT0YbMPQznOO5UdMc9rM/SuFEkqXgOMSt7U26WlL4xLvTDKrBVBdQxwG5jIyRKSw43Qc4p1VLctDdx/7TvMkoSia45IyNcldTziZEPMA+0pluB4zpuPORZXBbrQToAPYSuvyq8oK9yw5GDNcA/NBsKRW8QutmHkZpuzFbXbqM7ozIfTmP1mN4m43x1MvOxFz33p9GQOPVTg/kfymrA9rRnyq4s09R9I38sQP45lnUQMpB58xADSmwzECiImBLcnES3GIrJDhE6qwZGGUdSreh/fr7QM3JPKSU3OcmHY0C2/D0pEgDLD7R5nzh9KpHXS6kDgbjCt6dD+30gatBKjpdlsqqYx6XgZBRq/ST6vCMkHq04JcUtwZZtuJBVTI85NFJkKJNPwSrlNPVf0mboCWfBaul8dDtBxFLk0TCRmSGRtESS0WhAaBoY/4uImrAKLSMvIBciOJzFQDmqSB3jHzOCVQD1EdicEeDADM9qeF60JHzDcHz6QLslxgkaH2dDpYTWXKagRPO+PWr29UV0G2e+B1XxjRL4PS0fMdmUfAuKLURSDnIlyDE1QDoiY3VOGBRUdqLH49rXpdXpuF/3AZX8wJ89lyj0awG4ZGIPLKnvAz6WefP3aiw+FWuaWNkqs6f/W/eH6/lIkgTL0CtRcgtlHw6DOpMHoPD2lrQu9QB5HqOkFtj8exo1BvUpqFbxOnZv0kNs+cThkgkzZCVos2uTyg9SoCcyNzB3ac9iG5Ed2cw3s9X0XFJjsC2g+jjT+4le25nQ+CCOYII9RKToVWqPU1ODvIaijM6j6wrDkyqw9xmOalN6MRmQ0elOKKShk60JKtKdilEhFBRup5EFT7ysdCpIPMEgxRQLiSUmk9OoROxQGFpUB9ZFnvRRRCImXDSWi+lg3gZyKUBrEcMoI5EAxrGKKcxDMGQVWMUUAIF9YXQrdDORRsArYzmiKKIDhncxRQAhZpW8VsxUQgjO0UUaEzB21Z7KtpbPwWbY9FPh6T0WwvldQQc7RRR/IkFid1RRSShrttPJ/4nWWmvTqgd2ohpOfxLuv5ExRRPpklX2F4jo10n3XOfY7GXN7whkYvSGumdwBzEUUW1SXJ3i2ugNmbqrD1BkDvFFODR2GAzmYopLGjdcJ4jooURUGe4cEfc1EL+UtE4hTIzrA8jziimuP0oxv6mf//Z</text:p>
          </table:table-cell>
          <table:table-cell table:number-columns-repeated="16381"/>
        </table:table-row>
        <table:table-row table:number-rows-repeated="1048552" table:style-name="ro2">
          <table:table-cell table:number-columns-repeated="16384"/>
        </table:table-row>
      </table:table>
      <table:table table:name="diet_plan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prescription_id</text:p>
          </table:table-cell>
          <table:table-cell office:value-type="string" table:style-name="ce2">
            <text:p>food</text:p>
          </table:table-cell>
          <table:table-cell office:value-type="string" table:style-name="ce2">
            <text:p>duration</text:p>
          </table:table-cell>
          <table:table-cell table:number-columns-repeated="16380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doctor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first_name</text:p>
          </table:table-cell>
          <table:table-cell office:value-type="string" table:style-name="ce2">
            <text:p>last_name</text:p>
          </table:table-cell>
          <table:table-cell office:value-type="string" table:style-name="ce2">
            <text:p>hash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contact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department_id</text:p>
          </table:table-cell>
          <table:table-cell office:value-type="string" table:style-name="ce2">
            <text:p>degrees</text:p>
          </table:table-cell>
          <table:table-cell office:value-type="string" table:style-name="ce2">
            <text:p>degree_certification_date</text:p>
          </table:table-cell>
          <table:table-cell office:value-type="string" table:style-name="ce2">
            <text:p>image_url</text:p>
          </table:table-cell>
          <table:table-cell office:value-type="string" table:style-name="ce2">
            <text:p>language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fees</text:p>
          </table:table-cell>
          <table:table-cell office:value-type="string" table:style-name="ce2">
            <text:p>description</text:p>
          </table:table-cell>
          <table:table-cell table:number-columns-repeated="16369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insurance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company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mount_redeemable</text:p>
          </table:table-cell>
          <table:table-cell table:number-columns-repeated="16380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medicine_plan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prescription_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osage</text:p>
          </table:table-cell>
          <table:table-cell office:value-type="string" table:style-name="ce2">
            <text:p>duration</text:p>
          </table:table-cell>
          <table:table-cell table:number-columns-repeated="16379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occupied_be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bed_id</text:p>
          </table:table-cell>
          <table:table-cell office:value-type="string" table:style-name="ce2">
            <text:p>patient_id</text:p>
          </table:table-cell>
          <table:table-cell office:value-type="string" table:style-name="ce2">
            <text:p>start_time</text:p>
          </table:table-cell>
          <table:table-cell office:value-type="string" table:style-name="ce2">
            <text:p>end_time</text:p>
          </table:table-cell>
          <table:table-cell office:value-type="string" table:style-name="ce2">
            <text:p>rate</text:p>
          </table:table-cell>
          <table:table-cell table:number-columns-repeated="16378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patient" table:style-name="ta2"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65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first_name</text:p>
          </table:table-cell>
          <table:table-cell office:value-type="string" table:style-name="ce2">
            <text:p>last_name</text:p>
          </table:table-cell>
          <table:table-cell office:value-type="string" table:style-name="ce2">
            <text:p>hash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date_of_birth</text:p>
          </table:table-cell>
          <table:table-cell office:value-type="string" table:style-name="ce2">
            <text:p>contact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address_line1</text:p>
          </table:table-cell>
          <table:table-cell office:value-type="string" table:style-name="ce2">
            <text:p>address_line2</text:p>
          </table:table-cell>
          <table:table-cell office:value-type="string" table:style-name="ce2">
            <text:p>address_line3</text:p>
          </table:table-cell>
          <table:table-cell office:value-type="string" table:style-name="ce2">
            <text:p>state</text:p>
          </table:table-cell>
          <table:table-cell office:value-type="string" table:style-name="ce2">
            <text:p>city</text:p>
          </table:table-cell>
          <table:table-cell office:value-type="string" table:style-name="ce2">
            <text:p>zip</text:p>
          </table:table-cell>
          <table:table-cell office:value-type="string" table:style-name="ce2">
            <text:p>document_type</text:p>
          </table:table-cell>
          <table:table-cell office:value-type="string" table:style-name="ce2">
            <text:p>document_number</text:p>
          </table:table-cell>
          <table:table-cell office:value-type="string" table:style-name="ce2">
            <text:p>weight</text:p>
          </table:table-cell>
          <table:table-cell office:value-type="string" table:style-name="ce2">
            <text:p>blood_group</text:p>
          </table:table-cell>
          <table:table-cell office:value-type="string" table:style-name="ce2">
            <text:p>status</text:p>
          </table:table-cell>
          <table:table-cell table:number-columns-repeated="16365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ishal</text:p>
          </table:table-cell>
          <table:table-cell office:value-type="string" table:style-name="ce1">
            <text:p>Pasumarthi</text:p>
          </table:table-cell>
          <table:table-cell office:value-type="string" table:style-name="ce1">
            <text:p>ab121</text:p>
          </table:table-cell>
          <table:table-cell office:value-type="string" table:style-name="ce4">
            <text:p><text:a xlink:href="mailto:vishal.pasumarthi@gmail.com">vishal.pasumarthi@gmail.com</text:a></text:p>
          </table:table-cell>
          <table:table-cell table:style-name="ce1"/>
          <table:table-cell office:value-type="float" office:value="9123143567" table:style-name="ce1">
            <text:p>912314356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-107,lakshmi shubham arcade</text:p>
          </table:table-cell>
          <table:table-cell office:value-type="string" table:style-name="ce1">
            <text:p>Behind bikshapthi enclave, chandhanagar</text:p>
          </table:table-cell>
          <table:table-cell table:style-name="ce1"/>
          <table:table-cell office:value-type="string" table:style-name="ce5">
            <text:p>TELANGANA</text:p>
          </table:table-cell>
          <table:table-cell office:value-type="string" table:style-name="ce1">
            <text:p>Hyderabad</text:p>
          </table:table-cell>
          <table:table-cell office:value-type="float" office:value="500050" table:style-name="ce1">
            <text:p>500050</text:p>
          </table:table-cell>
          <table:table-cell office:value-type="string" table:style-name="ce1">
            <text:p>AADHAAR</text:p>
          </table:table-cell>
          <table:table-cell office:value-type="float" office:value="662223509284" table:style-name="ce9">
            <text:p>662223509284</text:p>
          </table:table-cell>
          <table:table-cell office:value-type="float" office:value="60" table:style-name="ce1">
            <text:p>60</text:p>
          </table:table-cell>
          <table:table-cell office:value-type="string" table:style-name="ce6">
            <text:p>B_RHD_POSITIVE</text:p>
          </table:table-cell>
          <table:table-cell office:value-type="string" table:style-name="ce7">
            <text:p>VERIFIED</text:p>
          </table:table-cell>
          <table:table-cell table:number-columns-repeated="1636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Kumar<text:s/></text:p>
          </table:table-cell>
          <table:table-cell office:value-type="string" table:style-name="ce1">
            <text:p>Agarawal</text:p>
          </table:table-cell>
          <table:table-cell office:value-type="string" table:style-name="ce1">
            <text:p>ab122</text:p>
          </table:table-cell>
          <table:table-cell office:value-type="string" table:style-name="ce4">
            <text:p><text:a xlink:href="mailto:kma@mailserver.com">kma@mailserver.com</text:a></text:p>
          </table:table-cell>
          <table:table-cell table:style-name="ce4"/>
          <table:table-cell office:value-type="float" office:value="9821938278" table:style-name="ce1">
            <text:p>982193827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5A Madhuban</text:p>
          </table:table-cell>
          <table:table-cell office:value-type="string" table:style-name="ce1">
            <text:p>Veera Desai Road</text:p>
          </table:table-cell>
          <table:table-cell table:style-name="ce1"/>
          <table:table-cell office:value-type="string" table:style-name="ce1">
            <text:p>RAJASTHAN</text:p>
          </table:table-cell>
          <table:table-cell office:value-type="string" table:style-name="ce1">
            <text:p>Udaipur</text:p>
          </table:table-cell>
          <table:table-cell office:value-type="float" office:value="313001" table:style-name="ce1">
            <text:p>313001</text:p>
          </table:table-cell>
          <table:table-cell office:value-type="string" table:style-name="ce1">
            <text:p>AADHAAR</text:p>
          </table:table-cell>
          <table:table-cell office:value-type="float" office:value="858030382541" table:style-name="ce9">
            <text:p>85803038254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_RHD_POSITIVE</text:p>
          </table:table-cell>
          <table:table-cell office:value-type="string" table:style-name="ce7">
            <text:p>VERIFIED</text:p>
          </table:table-cell>
          <table:table-cell table:number-columns-repeated="1636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Krishnaveni</text:p>
          </table:table-cell>
          <table:table-cell office:value-type="string" table:style-name="ce1">
            <text:p>Kaur</text:p>
          </table:table-cell>
          <table:table-cell office:value-type="string" table:style-name="ce1">
            <text:p>ab123</text:p>
          </table:table-cell>
          <table:table-cell office:value-type="string" table:style-name="ce4">
            <text:p><text:a xlink:href="mailto:krishnaveni@gmail.com">krishnaveni@gmail.com</text:a></text:p>
          </table:table-cell>
          <table:table-cell table:style-name="ce1"/>
          <table:table-cell office:value-type="float" office:value="7097077834" table:style-name="ce1">
            <text:p>7097077834</text:p>
          </table:table-cell>
          <table:table-cell office:value-type="string" table:style-name="ce1">
            <text:p>FEMALE</text:p>
          </table:table-cell>
          <table:table-cell office:value-type="string" table:style-name="ce8">
            <text:p>567-792 street-1</text:p>
          </table:table-cell>
          <table:table-cell office:value-type="string" table:style-name="ce1">
            <text:p>West <text:s/>IL Park</text:p>
          </table:table-cell>
          <table:table-cell table:style-name="ce1"/>
          <table:table-cell office:value-type="string" table:style-name="ce1">
            <text:p>DELHI</text:p>
          </table:table-cell>
          <table:table-cell office:value-type="string" table:style-name="ce1">
            <text:p>udaipur</text:p>
          </table:table-cell>
          <table:table-cell office:value-type="float" office:value="600008" table:style-name="ce1">
            <text:p>600008</text:p>
          </table:table-cell>
          <table:table-cell office:value-type="string" table:style-name="ce1">
            <text:p>PAN</text:p>
          </table:table-cell>
          <table:table-cell office:value-type="float" office:value="314955440800" table:style-name="ce9">
            <text:p>314955440800</text:p>
          </table:table-cell>
          <table:table-cell office:value-type="float" office:value="68" table:style-name="ce1">
            <text:p>68</text:p>
          </table:table-cell>
          <table:table-cell office:value-type="string" table:style-name="ce7">
            <text:p>B_RHD_POSITIVE</text:p>
          </table:table-cell>
          <table:table-cell office:value-type="string" table:style-name="ce7">
            <text:p>UNVERIFIED</text:p>
          </table:table-cell>
          <table:table-cell table:number-columns-repeated="1636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riya</text:p>
          </table:table-cell>
          <table:table-cell office:value-type="string" table:style-name="ce1">
            <text:p>Ram</text:p>
          </table:table-cell>
          <table:table-cell office:value-type="string" table:style-name="ce1">
            <text:p>ab124</text:p>
          </table:table-cell>
          <table:table-cell office:value-type="string" table:style-name="ce4">
            <text:p><text:a xlink:href="mailto:priya@gmail.com">priya@gmail.com</text:a></text:p>
          </table:table-cell>
          <table:table-cell table:style-name="ce1"/>
          <table:table-cell office:value-type="float" office:value="7097186774" table:style-name="ce1">
            <text:p>709718677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treet-12</text:p>
          </table:table-cell>
          <table:table-cell office:value-type="string" table:style-name="ce1">
            <text:p>Maulana Azad Marg</text:p>
          </table:table-cell>
          <table:table-cell table:style-name="ce1"/>
          <table:table-cell office:value-type="string" table:style-name="ce1">
            <text:p>MEGHALAYA</text:p>
          </table:table-cell>
          <table:table-cell office:value-type="string" table:style-name="ce1">
            <text:p>delhi</text:p>
          </table:table-cell>
          <table:table-cell office:value-type="float" office:value="440015" table:style-name="ce1">
            <text:p>440015</text:p>
          </table:table-cell>
          <table:table-cell office:value-type="string" table:style-name="ce1">
            <text:p>VOTER_ID</text:p>
          </table:table-cell>
          <table:table-cell office:value-type="float" office:value="207585156125" table:style-name="ce9">
            <text:p>207585156125</text:p>
          </table:table-cell>
          <table:table-cell office:value-type="float" office:value="71.6666666666667" table:style-name="ce9">
            <text:p>72</text:p>
          </table:table-cell>
          <table:table-cell office:value-type="string" table:style-name="ce7">
            <text:p>B_RHD_NEGATIVE</text:p>
          </table:table-cell>
          <table:table-cell office:value-type="string" table:style-name="ce7">
            <text:p>BLOCKED</text:p>
          </table:table-cell>
          <table:table-cell table:number-columns-repeated="1636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Yadav</text:p>
          </table:table-cell>
          <table:table-cell office:value-type="string" table:style-name="ce1">
            <text:p>ab125</text:p>
          </table:table-cell>
          <table:table-cell office:value-type="string" table:style-name="ce4">
            <text:p><text:a xlink:href="mailto:prasad@gmail.com">prasad@gmail.com</text:a></text:p>
          </table:table-cell>
          <table:table-cell table:style-name="ce1"/>
          <table:table-cell office:value-type="float" office:value="7097252893" table:style-name="ce1">
            <text:p>709725289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K-3A Street-10</text:p>
          </table:table-cell>
          <table:table-cell office:value-type="string" table:style-name="ce1">
            <text:p>Rampur garden</text:p>
          </table:table-cell>
          <table:table-cell table:style-name="ce1"/>
          <table:table-cell office:value-type="string" table:style-name="ce1">
            <text:p>UTTAR_PRADESH</text:p>
          </table:table-cell>
          <table:table-cell office:value-type="string" table:style-name="ce1">
            <text:p>Bareily</text:p>
          </table:table-cell>
          <table:table-cell office:value-type="float" office:value="230001" table:style-name="ce1">
            <text:p>230001</text:p>
          </table:table-cell>
          <table:table-cell office:value-type="string" table:style-name="ce1">
            <text:p>DRIVING_LICENSE</text:p>
          </table:table-cell>
          <table:table-cell office:value-type="float" office:value="262523317140" table:style-name="ce9">
            <text:p>262523317140</text:p>
          </table:table-cell>
          <table:table-cell office:value-type="float" office:value="75.6666666666667" table:style-name="ce9">
            <text:p>76</text:p>
          </table:table-cell>
          <table:table-cell office:value-type="string" table:style-name="ce7">
            <text:p>AB_RHD_POSITIVE</text:p>
          </table:table-cell>
          <table:table-cell office:value-type="string" table:style-name="ce7">
            <text:p>VERIFIED</text:p>
          </table:table-cell>
          <table:table-cell table:number-columns-repeated="1636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Veena</text:p>
          </table:table-cell>
          <table:table-cell office:value-type="string" table:style-name="ce1">
            <text:p>Kumari</text:p>
          </table:table-cell>
          <table:table-cell office:value-type="string" table:style-name="ce1">
            <text:p>ab126</text:p>
          </table:table-cell>
          <table:table-cell office:value-type="string" table:style-name="ce4">
            <text:p><text:a xlink:href="mailto:veena@gmail.com">veena@gmail.com</text:a></text:p>
          </table:table-cell>
          <table:table-cell table:style-name="ce1"/>
          <table:table-cell office:value-type="float" office:value="7097349750" table:style-name="ce1">
            <text:p>709734975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7TH road Raja wadi</text:p>
          </table:table-cell>
          <table:table-cell office:value-type="string" table:style-name="ce1">
            <text:p>Neelkanth Valley</text:p>
          </table:table-cell>
          <table:table-cell table:style-name="ce1"/>
          <table:table-cell office:value-type="string" table:style-name="ce1">
            <text:p>MAHARASHTRA</text:p>
          </table:table-cell>
          <table:table-cell office:value-type="string" table:style-name="ce1">
            <text:p>Mumbai</text:p>
          </table:table-cell>
          <table:table-cell office:value-type="float" office:value="400708" table:style-name="ce1">
            <text:p>400708</text:p>
          </table:table-cell>
          <table:table-cell office:value-type="string" table:style-name="ce1">
            <text:p>AADHAAR</text:p>
          </table:table-cell>
          <table:table-cell office:value-type="float" office:value="962165115606" table:style-name="ce9">
            <text:p>962165115606</text:p>
          </table:table-cell>
          <table:table-cell office:value-type="float" office:value="79.6666666666667" table:style-name="ce9">
            <text:p>80</text:p>
          </table:table-cell>
          <table:table-cell office:value-type="string" table:style-name="ce7">
            <text:p>AB_RHD_NEGATIVE</text:p>
          </table:table-cell>
          <table:table-cell office:value-type="string" table:style-name="ce7">
            <text:p>VERIFIED</text:p>
          </table:table-cell>
          <table:table-cell table:number-columns-repeated="1636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ahaan</text:p>
          </table:table-cell>
          <table:table-cell office:value-type="string" table:style-name="ce1">
            <text:p>Lal</text:p>
          </table:table-cell>
          <table:table-cell office:value-type="string" table:style-name="ce1">
            <text:p>ab127</text:p>
          </table:table-cell>
          <table:table-cell office:value-type="string" table:style-name="ce4">
            <text:p><text:a xlink:href="mailto:mahaan@gmail.com">mahaan@gmail.com</text:a></text:p>
          </table:table-cell>
          <table:table-cell table:style-name="ce1"/>
          <table:table-cell office:value-type="float" office:value="7097467683" table:style-name="ce1">
            <text:p>709746768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14 Main Road</text:p>
          </table:table-cell>
          <table:table-cell office:value-type="string" table:style-name="ce1">
            <text:p>Jayanagar</text:p>
          </table:table-cell>
          <table:table-cell table:style-name="ce1"/>
          <table:table-cell office:value-type="string" table:style-name="ce1">
            <text:p>KARNATAKA</text:p>
          </table:table-cell>
          <table:table-cell office:value-type="string" table:style-name="ce1">
            <text:p>Bangalore</text:p>
          </table:table-cell>
          <table:table-cell office:value-type="float" office:value="643001" table:style-name="ce1">
            <text:p>643001</text:p>
          </table:table-cell>
          <table:table-cell office:value-type="string" table:style-name="ce1">
            <text:p>AADHAAR</text:p>
          </table:table-cell>
          <table:table-cell office:value-type="float" office:value="989960085332" table:style-name="ce9">
            <text:p>989960085332</text:p>
          </table:table-cell>
          <table:table-cell office:value-type="float" office:value="83.6666666666667" table:style-name="ce9">
            <text:p>84</text:p>
          </table:table-cell>
          <table:table-cell office:value-type="string" table:style-name="ce7">
            <text:p>O_RHD_POSITIVE</text:p>
          </table:table-cell>
          <table:table-cell office:value-type="string" table:style-name="ce7">
            <text:p>UNVERIFIED</text:p>
          </table:table-cell>
          <table:table-cell table:number-columns-repeated="1636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atta</text:p>
          </table:table-cell>
          <table:table-cell office:value-type="string" table:style-name="ce1">
            <text:p>Bai</text:p>
          </table:table-cell>
          <table:table-cell office:value-type="string" table:style-name="ce1">
            <text:p>ab128</text:p>
          </table:table-cell>
          <table:table-cell office:value-type="string" table:style-name="ce4">
            <text:p><text:a xlink:href="mailto:datta@gmail.com">datta@gmail.com</text:a></text:p>
          </table:table-cell>
          <table:table-cell table:style-name="ce1"/>
          <table:table-cell office:value-type="float" office:value="7097528609" table:style-name="ce1">
            <text:p>709752860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hmedabadi Pole ,street-4</text:p>
          </table:table-cell>
          <table:table-cell office:value-type="string" table:style-name="ce1">
            <text:p>Raopura</text:p>
          </table:table-cell>
          <table:table-cell table:style-name="ce1"/>
          <table:table-cell office:value-type="string" table:style-name="ce1">
            <text:p>GUJARAT</text:p>
          </table:table-cell>
          <table:table-cell office:value-type="string" table:style-name="ce1">
            <text:p>vadodara</text:p>
          </table:table-cell>
          <table:table-cell office:value-type="float" office:value="145001" table:style-name="ce1">
            <text:p>145001</text:p>
          </table:table-cell>
          <table:table-cell office:value-type="string" table:style-name="ce1">
            <text:p>PAN</text:p>
          </table:table-cell>
          <table:table-cell office:value-type="float" office:value="319947789389" table:style-name="ce9">
            <text:p>319947789389</text:p>
          </table:table-cell>
          <table:table-cell office:value-type="float" office:value="87.6666666666667" table:style-name="ce9">
            <text:p>88</text:p>
          </table:table-cell>
          <table:table-cell office:value-type="string" table:style-name="ce7">
            <text:p>O_RHD_NEGATIVE</text:p>
          </table:table-cell>
          <table:table-cell office:value-type="string" table:style-name="ce7">
            <text:p>BLOCKED</text:p>
          </table:table-cell>
          <table:table-cell table:number-columns-repeated="1636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anju</text:p>
          </table:table-cell>
          <table:table-cell office:value-type="string" table:style-name="ce1">
            <text:p>Khatun</text:p>
          </table:table-cell>
          <table:table-cell office:value-type="string" table:style-name="ce1">
            <text:p>ab129</text:p>
          </table:table-cell>
          <table:table-cell office:value-type="string" table:style-name="ce4">
            <text:p><text:a xlink:href="mailto:manju@gmail.com">manju@gmail.com</text:a></text:p>
          </table:table-cell>
          <table:table-cell table:style-name="ce1"/>
          <table:table-cell office:value-type="float" office:value="7097643897" table:style-name="ce1">
            <text:p>709764389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hop-53,Deshapriya Market</text:p>
          </table:table-cell>
          <table:table-cell office:value-type="string" table:style-name="ce1">
            <text:p>Sarat Bose Road</text:p>
          </table:table-cell>
          <table:table-cell table:style-name="ce1"/>
          <table:table-cell office:value-type="string" table:style-name="ce1">
            <text:p>WEST_BENGAL</text:p>
          </table:table-cell>
          <table:table-cell office:value-type="string" table:style-name="ce1">
            <text:p>Kolkata</text:p>
          </table:table-cell>
          <table:table-cell office:value-type="float" office:value="413102" table:style-name="ce1">
            <text:p>413102</text:p>
          </table:table-cell>
          <table:table-cell office:value-type="string" table:style-name="ce1">
            <text:p>VOTER_ID</text:p>
          </table:table-cell>
          <table:table-cell office:value-type="float" office:value="465869661990" table:style-name="ce9">
            <text:p>465869661990</text:p>
          </table:table-cell>
          <table:table-cell office:value-type="float" office:value="91.6666666666667" table:style-name="ce9">
            <text:p>92</text:p>
          </table:table-cell>
          <table:table-cell office:value-type="string" table:style-name="ce7">
            <text:p>RH_NULL</text:p>
          </table:table-cell>
          <table:table-cell office:value-type="string" table:style-name="ce7">
            <text:p>VERIFIED</text:p>
          </table:table-cell>
          <table:table-cell table:number-columns-repeated="1636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andeep</text:p>
          </table:table-cell>
          <table:table-cell office:value-type="string" table:style-name="ce1">
            <text:p>Mandal</text:p>
          </table:table-cell>
          <table:table-cell office:value-type="string" table:style-name="ce1">
            <text:p>ab130</text:p>
          </table:table-cell>
          <table:table-cell office:value-type="string" table:style-name="ce4">
            <text:p><text:a xlink:href="mailto:sandeep@gmail.com">sandeep@gmail.com</text:a></text:p>
          </table:table-cell>
          <table:table-cell table:style-name="ce1"/>
          <table:table-cell office:value-type="float" office:value="6268986169" table:style-name="ce1">
            <text:p>626898616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9/25,D'silvard</text:p>
          </table:table-cell>
          <table:table-cell office:value-type="string" table:style-name="ce1">
            <text:p>Mylapore</text:p>
          </table:table-cell>
          <table:table-cell table:style-name="ce1"/>
          <table:table-cell office:value-type="string" table:style-name="ce1">
            <text:p>TAMIL_NADU</text:p>
          </table:table-cell>
          <table:table-cell office:value-type="string" table:style-name="ce1">
            <text:p>Chennai</text:p>
          </table:table-cell>
          <table:table-cell office:value-type="float" office:value="414603" table:style-name="ce1">
            <text:p>414603</text:p>
          </table:table-cell>
          <table:table-cell office:value-type="string" table:style-name="ce1">
            <text:p>AADHAAR</text:p>
          </table:table-cell>
          <table:table-cell office:value-type="float" office:value="419361110819" table:style-name="ce9">
            <text:p>419361110819</text:p>
          </table:table-cell>
          <table:table-cell office:value-type="float" office:value="95.6666666666667" table:style-name="ce9">
            <text:p>96</text:p>
          </table:table-cell>
          <table:table-cell office:value-type="string" table:style-name="ce6">
            <text:p>B_RHD_POSITIVE</text:p>
          </table:table-cell>
          <table:table-cell office:value-type="string" table:style-name="ce7">
            <text:p>VERIFIED</text:p>
          </table:table-cell>
          <table:table-cell table:number-columns-repeated="16365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table:number-columns-repeated="11" table:style-name="ce1"/>
          <table:table-cell table:style-name="ce10"/>
          <table:table-cell table:number-columns-repeated="16372" table:style-name="ce1"/>
        </table:table-row>
        <table:table-row table:number-rows-repeated="1048562" table:style-name="ro2">
          <table:table-cell table:number-columns-repeated="16384"/>
        </table:table-row>
      </table:table>
      <table:table table:name="prescrip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patient_id</text:p>
          </table:table-cell>
          <table:table-cell office:value-type="string" table:style-name="ce2">
            <text:p>doctor_id</text:p>
          </table:table-cell>
          <table:table-cell office:value-type="string" table:style-name="ce2">
            <text:p>diagnosis</text:p>
          </table:table-cell>
          <table:table-cell office:value-type="string" table:style-name="ce2">
            <text:p>investigation</text:p>
          </table:table-cell>
          <table:table-cell office:value-type="string" table:style-name="ce2">
            <text:p>avoidables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is_ipd</text:p>
          </table:table-cell>
          <table:table-cell table:number-columns-repeated="16376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repor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patient_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file_url</text:p>
          </table:table-cell>
          <table:table-cell table:number-columns-repeated="16379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scheme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mount_redeemable</text:p>
          </table:table-cell>
          <table:table-cell table:number-columns-repeated="16380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timeslo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octor_id</text:p>
          </table:table-cell>
          <table:table-cell office:value-type="string" table:style-name="ce2">
            <text:p>day_of_week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hours</text:p>
          </table:table-cell>
          <table:table-cell table:number-columns-repeated="16379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bill_prescription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ill_id</text:p>
          </table:table-cell>
          <table:table-cell office:value-type="string" table:style-name="ce2">
            <text:p>prescriptions_id</text:p>
          </table:table-cell>
          <table:table-cell table:number-columns-repeated="16382" table:style-name="ce2"/>
        </table:table-row>
        <table:table-row table:number-rows-repeated="1048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" svg:font-family="Liberation "/>
    <style:font-face style:name="Liberation" svg:font-family="Liberation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dmin</dc:creator>
    <meta:creation-date>2023-02-20T23:22:03Z</meta:creation-date>
    <dc:date>2023-02-21T07:09:35Z</dc:date>
    <meta:editing-cycles>8</meta:editing-cycles>
    <meta:editing-duration>PT2614S</meta:editing-duration>
  </office:meta>
</office:document-meta>
</file>